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d6081" officeooo:paragraph-rsid="001d6081"/>
    </style:style>
    <style:style style:name="P2" style:family="paragraph" style:parent-style-name="Standard">
      <style:text-properties officeooo:rsid="001ec430" officeooo:paragraph-rsid="001ec430"/>
    </style:style>
    <style:style style:name="P3" style:family="paragraph" style:parent-style-name="Standard">
      <style:text-properties officeooo:rsid="001febf4" officeooo:paragraph-rsid="001febf4"/>
    </style:style>
    <style:style style:name="T1" style:family="text">
      <style:text-properties officeooo:rsid="001d60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01. </text:span><text:a xlink:type="simple" xlink:href="https://youtu.be/-b0jMyWoaCU" text:style-name="Internet_20_link" text:visited-style-name="Visited_20_Internet_20_Link">https://youtu.be/-b0jMyWoaCU</text:a></text:p>
      <text:p text:style-name="Standard"><text:a xlink:type="simple" xlink:href="https://youtu.be/ZKVm-QS6UGk" text:style-name="Internet_20_link" text:visited-style-name="Visited_20_Internet_20_Link">https://youtu.be/ZKVm-QS6UGk</text:a></text:p>
      <text:p text:style-name="Standard"/>
      <text:p text:style-name="P1">02. <text:a xlink:type="simple" xlink:href="https://youtu.be/c1Fy2HrEnJA" text:style-name="Internet_20_link" text:visited-style-name="Visited_20_Internet_20_Link">https://youtu.be/c1Fy2HrEnJA</text:a></text:p>
      <text:p text:style-name="P1"/>
      <text:p text:style-name="P2">03 <text:a xlink:type="simple" xlink:href="https://youtu.be/AISehAmSBJA" text:style-name="Internet_20_link" text:visited-style-name="Visited_20_Internet_20_Link">https://youtu.be/AISehAmSBJA</text:a></text:p>
      <text:p text:style-name="P2"/>
      <text:p text:style-name="P2">04. <text:a xlink:type="simple" xlink:href="https://youtu.be/d5INdGy2NUw" text:style-name="Internet_20_link" text:visited-style-name="Visited_20_Internet_20_Link">https://youtu.be/d5INdGy2NUw</text:a></text:p>
      <text:p text:style-name="P2"/>
      <text:p text:style-name="P2">05. <text:a xlink:type="simple" xlink:href="https://youtu.be/AUEXEztoVqk" text:style-name="Internet_20_link" text:visited-style-name="Visited_20_Internet_20_Link">https://youtu.be/AUEXEztoVqk</text:a></text:p>
      <text:p text:style-name="P2"/>
      <text:p text:style-name="P3">06. <text:a xlink:type="simple" xlink:href="https://youtu.be/o8Df0usnst8" text:style-name="Internet_20_link" text:visited-style-name="Visited_20_Internet_20_Link">https://youtu.be/o8Df0usnst8</text:a></text:p>
      <text:p text:style-name="P3"/>
      <text:p text:style-name="P3">07. <text:a xlink:type="simple" xlink:href="https://youtu.be/xO5rIrEN1CA" text:style-name="Internet_20_link" text:visited-style-name="Visited_20_Internet_20_Link">https://youtu.be/xO5rIrEN1CA</text:a></text:p>
      <text:p text:style-name="P3"><text:a xlink:type="simple" xlink:href="https://youtu.be/I8hK-kM7jNU" text:style-name="Internet_20_link" text:visited-style-name="Visited_20_Internet_20_Link">https://youtu.be/I8hK-kM7jNU</text:a></text:p>
      <text:p text:style-name="P3"/>
      <text:p text:style-name="P3">08. <text:a xlink:type="simple" xlink:href="https://youtu.be/GoRZQ8X75TM" text:style-name="Internet_20_link" text:visited-style-name="Visited_20_Internet_20_Link">https://youtu.be/GoRZQ8X75TM</text:a></text:p>
      <text:p text:style-name="P3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0T08:41:58.726481888</meta:creation-date>
    <meta:generator>LibreOffice/6.0.7.3$Linux_X86_64 LibreOffice_project/00m0$Build-3</meta:generator>
    <dc:date>2019-04-20T09:16:30.732505495</dc:date>
    <meta:editing-duration>PT12M19S</meta:editing-duration>
    <meta:editing-cycles>1</meta:editing-cycles>
    <meta:document-statistic meta:table-count="0" meta:image-count="0" meta:object-count="0" meta:page-count="1" meta:paragraph-count="10" meta:word-count="18" meta:character-count="311" meta:non-whitespace-character-count="303"/>
  </office:meta>
</office:document-meta>
</file>